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Preformatted_20_Text">
      <style:text-properties fo:font-size="9pt" style:font-size-asian="9pt" style:font-size-complex="9pt"/>
    </style:style>
    <style:style style:name="P2" style:family="paragraph" style:parent-style-name="Preformatted_20_Text">
      <style:text-properties fo:font-size="9pt" fo:font-weight="normal" style:font-size-asian="9pt" style:font-weight-asian="normal" style:font-size-complex="9pt" style:font-weight-complex="normal"/>
    </style:style>
    <style:style style:name="P3" style:family="paragraph" style:parent-style-name="Preformatted_20_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4" style:family="paragraph" style:parent-style-name="Preformatted_20_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xt <text:span text:style-name="T1">Module</text:span></text:p>
      <text:p text:style-name="P2"><text:tab/><text:span text:style-name="T2">inv</text:span><text:span text:style-name="T3"> : self.out.size() &lt;= 1</text:span></text:p>
      <text:p text:style-name="P1"/>
      <text:p text:style-name="P1">Context <text:span text:style-name="T1">VCO</text:span><text:span text:style-name="T4"> </text:span></text:p>
      <text:p text:style-name="P3"><text:tab/>inv <text:span text:style-name="T5">: in-&gt;size() &lt;= 1 and</text:span></text:p>
      <text:p text:style-name="P4"><text:tab/><text:tab/>in-&gt;collect(p : Port | p.name = « pitch_in »)-&gt;size() &lt;= 1 and</text:p>
      <text:p text:style-name="P4"><text:tab/><text:tab/>out-&gt;collect(p : Port | p.name = « sig_out »)-&gt;size() = 1</text:p>
      <text:p text:style-name="P4"><text:tab/><text:span text:style-name="T2">inv </text:span>: parameters-&gt;collect(cp : ContinuousParameter | cp.name = « pitch »)-&gt;size() = 1 and</text:p>
      <text:p text:style-name="P4"><text:tab/><text:tab/>parameters-&gt;collect(dp : DiscreteParameter | dp.name = « shape »)-&gt;size() = 1</text:p>
      <text:p text:style-name="P4"/>
      <text:p text:style-name="P1">Context <text:span text:style-name="T1">VCF</text:span><text:span text:style-name="T4"> </text:span></text:p>
      <text:p text:style-name="P3"><text:tab/>inv <text:span text:style-name="T5">: in-&gt;size() = 2 and</text:span></text:p>
      <text:p text:style-name="P4"><text:tab/><text:tab/>in-&gt;collect(p : Port | p.name = « sig_in »)-&gt;size() = 1 and</text:p>
      <text:p text:style-name="P4"><text:tab/><text:tab/>in-&gt;collect(p : Port | p.name = « cut_off »)-&gt;size() = 1 and</text:p>
      <text:p text:style-name="P4"><text:tab/><text:tab/>out-&gt;collect(p : Port | p.name = « sig_out »)-&gt;size() = 1</text:p>
      <text:p text:style-name="P4"><text:tab/><text:span text:style-name="T2">inv </text:span>: parameters-&gt;collect(cp : ContinuousParameter | cp.name = « cut_off »)-&gt;size() = 1 and</text:p>
      <text:p text:style-name="P4"><text:tab/><text:tab/>parameters-&gt;collect(cp : ContinuousParameter | cp.name = « resonance »)-&gt;size() = 1</text:p>
      <text:p text:style-name="P4"/>
      <text:p text:style-name="P1">Context <text:span text:style-name="T1">VCA</text:span><text:span text:style-name="T4"> </text:span></text:p>
      <text:p text:style-name="P3"><text:tab/>inv <text:span text:style-name="T5">: 1 &lt;= self.in-&gt;size() &lt;= 2 and</text:span></text:p>
      <text:p text:style-name="P4"><text:tab/><text:tab/>in-&gt;collect(p : Port | p.name = « sig_in »)-&gt;size() = 1 and</text:p>
      <text:p text:style-name="P4"><text:tab/><text:tab/>in-&gt;collect(p : Port | p.name = « gain »)-&gt;size() = 1 and</text:p>
      <text:p text:style-name="P4"><text:tab/><text:tab/>out-&gt;collect(p : Port | p.name = « sig_out »)-&gt;size() = 1</text:p>
      <text:p text:style-name="P4"><text:tab/><text:span text:style-name="T2">inv </text:span>: parameters-&gt;collect(cp : ContinuousParameter | cp.name = « gain »)-&gt;size() = 1 and</text:p>
      <text:p text:style-name="P1"><text:span text:style-name="T6"/></text:p>
      <text:p text:style-name="P1">Context <text:span text:style-name="T1">ADSR</text:span><text:span text:style-name="T4"> </text:span></text:p>
      <text:p text:style-name="P3"><text:tab/>inv <text:span text:style-name="T5">: in-&gt;size() = 1 and</text:span></text:p>
      <text:p text:style-name="P4"><text:tab/><text:tab/>in-&gt;collect(p : Port | p.name = « sig_in »)-&gt;size() = 1 and</text:p>
      <text:p text:style-name="P4"><text:tab/><text:tab/>out-&gt;collect(p : Port | p.name = « sig_out »)-&gt;size() = 1</text:p>
      <text:p text:style-name="P4"><text:tab/><text:span text:style-name="T2">inv </text:span>: parameters-&gt;collect(cp : ContinuousParameter | cp.name = « attack »)-&gt;size() = 1 and</text:p>
      <text:p text:style-name="P4"><text:tab/><text:tab/>parameters-&gt;collect(cp : ContinuousParameter | cp.name = « decay »)-&gt;size() = 1 and</text:p>
      <text:p text:style-name="P4"><text:tab/><text:tab/>parameters-&gt;collect(cp : ContinuousParameter | cp.name = « sustain »)-&gt;size() = 1 and</text:p>
      <text:p text:style-name="P4"><text:tab/><text:tab/>parameters-&gt;collect(cp : ContinuousParameter | cp.name = « release »)-&gt;size() = 1</text:p>
      <text:p text:style-name="P4"/>
      <text:p text:style-name="P1">Context <text:span text:style-name="T1">OUT</text:span><text:span text:style-name="T4"> </text:span></text:p>
      <text:p text:style-name="P3"><text:tab/>inv <text:span text:style-name="T5">: in-&gt;size() = 1 and</text:span></text:p>
      <text:p text:style-name="P4"><text:tab/><text:tab/>in-&gt;collect(p : Port | p.name = « sig_in »)-&gt;size() = 1</text:p>
      <text:p text:style-name="P4"/>
      <text:p text:style-name="P1">Context <text:span text:style-name="T1">MIXER</text:span><text:span text:style-name="T4"> </text:span></text:p>
      <text:p text:style-name="P3"><text:tab/>inv <text:span text:style-name="T5">: in-&gt;size() &gt;= 2 and</text:span></text:p>
      <text:p text:style-name="P4"><text:tab/><text:tab/>in-&gt;forAll(p : Port | parameters-&gt;exists(cp : ContinuousParameter | cp.name = p.name)) and</text:p>
      <text:p text:style-name="P4"><text:tab/><text:tab/>out-&gt;collect(p : Port | p.name = « sig_out »)-&gt;size() = 1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6-01-23T16:14:52</meta:creation-date>
    <dc:creator>Vincent MAHE</dc:creator>
    <dc:date>2006-01-23T17:01:05</dc:date>
    <dc:language>fr-FR</dc:language>
    <meta:editing-cycles>12</meta:editing-cycles>
    <meta:editing-duration>PT46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6" meta:word-count="255" meta:character-count="1872"/>
  </office:meta>
</office:document-meta>
</file>